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6pt"/>
    </style:style>
    <style:style style:name="co2" style:family="table-column">
      <style:table-column-properties fo:break-before="auto" style:column-width="17.49pt"/>
    </style:style>
    <style:style style:name="co3" style:family="table-column">
      <style:table-column-properties fo:break-before="auto" style:column-width="27.21pt"/>
    </style:style>
    <style:style style:name="co4" style:family="table-column">
      <style:table-column-properties fo:break-before="auto" style:column-width="19.64pt"/>
    </style:style>
    <style:style style:name="co5" style:family="table-column">
      <style:table-column-properties fo:break-before="auto" style:column-width="15.11pt"/>
    </style:style>
    <style:style style:name="co6" style:family="table-column">
      <style:table-column-properties fo:break-before="auto" style:column-width="48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0"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-bottom="0.06pt solid #000000" fo:background-color="#ff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fo:border-bottom="2.01pt solid #000000" fo:background-color="#ff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-bottom="2.01pt solid #000000" fo:background-color="#ffff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ackground-color="#92d050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ackground-color="#89c765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>
      <style:text-properties fo:font-size="9pt" style:font-size-asian="9pt" style:font-size-complex="9pt"/>
    </style:style>
    <style:style style:name="gr1" style:family="graphic">
      <style:graphic-properties draw:stroke="solid" svg:stroke-color="#000000" draw:auto-grow-height="false" draw:auto-grow-width="false"/>
    </style:style>
    <style:style style:name="P1" style:family="paragraph"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line-through-type="none" fo:font-family="Tahoma" fo:font-size="8pt" fo:font-style="normal" fo:text-shadow="none" style:text-underline-style="none" fo:font-weight="normal" style:font-family-asian="Tahoma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sp" table:style-name="ta1">
        <table:shapes>
          <draw:rect draw:z-index="0" draw:name="Comment 67" svg:width="0.03pt" svg:height="0.03pt" svg:x="0pt" svg:y="0pt">
            <text:p/>
          </draw:rect>
          <draw:rect draw:z-index="2" draw:name="Comment 1" svg:width="0.03pt" svg:height="0.03pt" svg:x="0pt" svg:y="0pt">
            <text:p/>
          </draw:rect>
          <draw:rect draw:z-index="3" draw:name="Comment 68" svg:width="0.03pt" svg:height="0.03pt" svg:x="0pt" svg:y="0pt">
            <text:p/>
          </draw:rect>
          <draw:rect draw:z-index="4" draw:name="Comment 2" svg:width="0.03pt" svg:height="0.03pt" svg:x="0pt" svg:y="0pt">
            <text:p/>
          </draw:rect>
          <draw:rect draw:z-index="5" draw:name="Comment 5" svg:width="0.03pt" svg:height="0.03pt" svg:x="0pt" svg:y="0pt">
            <text:p/>
          </draw:rect>
          <draw:rect draw:z-index="6" draw:name="Comment 6" svg:width="0.03pt" svg:height="0.03pt" svg:x="0pt" svg:y="0pt">
            <text:p/>
          </draw:rect>
          <draw:rect draw:z-index="7" draw:name="Comment 8" svg:width="0.03pt" svg:height="0.03pt" svg:x="0pt" svg:y="0pt">
            <text:p/>
          </draw:rect>
          <draw:rect draw:z-index="8" draw:name="Comment 9" svg:width="0.03pt" svg:height="0.03pt" svg:x="0pt" svg:y="0pt">
            <text:p/>
          </draw:rect>
          <draw:rect draw:z-index="9" draw:name="Comment 10" svg:width="0.03pt" svg:height="0.03pt" svg:x="0pt" svg:y="0pt">
            <text:p/>
          </draw:rect>
          <draw:rect draw:z-index="10" draw:name="Comment 13" svg:width="0.03pt" svg:height="0.03pt" svg:x="0pt" svg:y="0pt">
            <text:p/>
          </draw:rect>
          <draw:rect draw:z-index="11" draw:name="Comment 15" svg:width="0.03pt" svg:height="0.03pt" svg:x="0pt" svg:y="0pt">
            <text:p/>
          </draw:rect>
          <draw:rect draw:z-index="12" draw:name="Comment 18" svg:width="0.03pt" svg:height="0.03pt" svg:x="0pt" svg:y="0pt">
            <text:p/>
          </draw:rect>
          <draw:rect draw:z-index="13" draw:name="Comment 19" svg:width="0.03pt" svg:height="0.03pt" svg:x="0pt" svg:y="0pt">
            <text:p/>
          </draw:rect>
          <draw:rect draw:z-index="14" draw:name="Comment 21" svg:width="0.03pt" svg:height="0.03pt" svg:x="0pt" svg:y="0pt">
            <text:p/>
          </draw:rect>
          <draw:rect draw:z-index="15" draw:name="Comment 22" svg:width="0.03pt" svg:height="0.03pt" svg:x="0pt" svg:y="0pt">
            <text:p/>
          </draw:rect>
          <draw:rect draw:z-index="16" draw:name="Comment 25" svg:width="0.03pt" svg:height="0.03pt" svg:x="0pt" svg:y="0pt">
            <text:p/>
          </draw:rect>
          <draw:rect draw:z-index="17" draw:name="Comment 26" svg:width="0.03pt" svg:height="0.03pt" svg:x="0pt" svg:y="0pt">
            <text:p/>
          </draw:rect>
          <draw:rect draw:z-index="18" draw:name="Comment 28" svg:width="0.03pt" svg:height="0.03pt" svg:x="0pt" svg:y="0pt">
            <text:p/>
          </draw:rect>
          <draw:rect draw:z-index="19" draw:name="Comment 30" svg:width="0.03pt" svg:height="0.03pt" svg:x="0pt" svg:y="0pt">
            <text:p/>
          </draw:rect>
          <draw:rect draw:z-index="20" draw:name="Comment 31" svg:width="0.03pt" svg:height="0.03pt" svg:x="0pt" svg:y="0pt">
            <text:p/>
          </draw:rect>
          <draw:rect draw:z-index="21" draw:name="Comment 32" svg:width="0.03pt" svg:height="0.03pt" svg:x="0pt" svg:y="0pt">
            <text:p/>
          </draw:rect>
          <draw:rect draw:z-index="22" draw:name="Comment 35" svg:width="0.03pt" svg:height="0.03pt" svg:x="0pt" svg:y="0pt">
            <text:p/>
          </draw:rect>
          <draw:rect draw:z-index="23" draw:name="Comment 37" svg:width="0.03pt" svg:height="0.03pt" svg:x="0pt" svg:y="0pt">
            <text:p/>
          </draw:rect>
          <draw:rect draw:z-index="24" draw:name="Comment 39" svg:width="0.03pt" svg:height="0.03pt" svg:x="0pt" svg:y="0pt">
            <text:p/>
          </draw:rect>
          <draw:rect draw:z-index="25" draw:name="Comment 40" svg:width="0.03pt" svg:height="0.03pt" svg:x="0pt" svg:y="0pt">
            <text:p/>
          </draw:rect>
          <draw:rect draw:z-index="26" draw:name="Comment 42" svg:width="0.03pt" svg:height="0.03pt" svg:x="0pt" svg:y="0pt">
            <text:p/>
          </draw:rect>
          <draw:rect draw:z-index="27" draw:name="Comment 44" svg:width="0.03pt" svg:height="0.03pt" svg:x="0pt" svg:y="0pt">
            <text:p/>
          </draw:rect>
          <draw:rect draw:z-index="28" draw:name="Comment 45" svg:width="0.03pt" svg:height="0.03pt" svg:x="0pt" svg:y="0pt">
            <text:p/>
          </draw:rect>
          <draw:rect draw:z-index="29" draw:name="Comment 46" svg:width="0.03pt" svg:height="0.03pt" svg:x="0pt" svg:y="0pt">
            <text:p/>
          </draw:rect>
          <draw:rect draw:z-index="30" draw:name="Comment 47" svg:width="0.03pt" svg:height="0.03pt" svg:x="0pt" svg:y="0pt">
            <text:p/>
          </draw:rect>
          <draw:rect draw:z-index="31" draw:name="Comment 48" svg:width="0.03pt" svg:height="0.03pt" svg:x="0pt" svg:y="0pt">
            <text:p/>
          </draw:rect>
          <draw:rect draw:z-index="32" draw:name="Comment 52" svg:width="0.03pt" svg:height="0.03pt" svg:x="0pt" svg:y="0pt">
            <text:p/>
          </draw:rect>
          <draw:rect draw:z-index="33" draw:name="Comment 55" svg:width="0.03pt" svg:height="0.03pt" svg:x="0pt" svg:y="0pt">
            <text:p/>
          </draw:rect>
          <draw:rect draw:z-index="34" draw:name="Comment 56" svg:width="0.03pt" svg:height="0.03pt" svg:x="0pt" svg:y="0pt">
            <text:p/>
          </draw:rect>
          <draw:rect draw:z-index="35" draw:name="Comment 57" svg:width="0.03pt" svg:height="0.03pt" svg:x="0pt" svg:y="0pt">
            <text:p/>
          </draw:rect>
          <draw:rect draw:z-index="36" draw:name="Comment 60" svg:width="0.03pt" svg:height="0.03pt" svg:x="0pt" svg:y="0pt">
            <text:p/>
          </draw:rect>
          <draw:rect draw:z-index="37" draw:name="Comment 61" svg:width="0.03pt" svg:height="0.03pt" svg:x="0pt" svg:y="0pt">
            <text:p/>
          </draw:rect>
          <draw:rect draw:z-index="38" draw:name="Comment 62" svg:width="0.03pt" svg:height="0.03pt" svg:x="0pt" svg:y="0pt">
            <text:p/>
          </draw:rect>
          <draw:rect draw:z-index="39" draw:name="Comment 65" svg:width="0.03pt" svg:height="0.03pt" svg:x="0pt" svg:y="0pt">
            <text:p/>
          </draw:rect>
          <draw:rect draw:z-index="40" draw:name="Comment 66" svg:width="0.03pt" svg:height="0.03pt" svg:x="0pt" svg:y="0pt">
            <text:p/>
          </draw:rect>
        </table:shapes>
        <table:table-column table:style-name="co1" table:number-columns-repeated="24" table:default-cell-style-name="ce30"/>
        <table:table-column table:style-name="co2" table:default-cell-style-name="ce30"/>
        <table:table-column table:style-name="co3" table:number-columns-repeated="5" table:default-cell-style-name="ce30"/>
        <table:table-column table:style-name="co4" table:default-cell-style-name="ce30"/>
        <table:table-column table:style-name="co5" table:default-cell-style-name="ce30"/>
        <table:table-column table:style-name="co1" table:number-columns-repeated="85" table:default-cell-style-name="ce30"/>
        <table:table-column table:style-name="co6" table:number-columns-repeated="907" table:default-cell-style-name="ce30"/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48">
            <office:annotation office:display="true" draw:style-name="gr1" draw:text-style-name="P1" svg:width="166pt" svg:height="17.15pt" svg:x="191.25pt" svg:y="11.79pt" draw:caption-point-x="-70.81pt" draw:caption-point-y="1.28pt">
              <dc:date>2019-10-10T00:00:00</dc:date>
              <text:p><text:span text:style-name="T1">Первичная оценка пути (1-2-3-4-5-1):</text:span></text:p>
              <text:p><text:span text:style-name="T1">F=10+10+20+15+10=65</text:span></text:p>
            </office:annotation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5" calcext:value-type="float">
            <text:p>15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5"/>
          <table:table-cell table:style-name="ce49">
            <office:annotation office:display="true" draw:style-name="gr1" draw:text-style-name="P1" svg:width="83.65pt" svg:height="12.44pt" svg:x="147.83pt" svg:y="48.73pt" draw:caption-point-x="-27.38pt" draw:caption-point-y="28.35pt">
              <dc:date>2019-10-10T00:00:00</dc:date>
              <text:p><text:span text:style-name="T1">Исходная матрица</text:span></text:p>
            </office:annotation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>
            <office:annotation office:display="true" draw:style-name="gr1" draw:text-style-name="P1" svg:width="69.65pt" svg:height="10.83pt" svg:x="157.95pt" svg:y="78.92pt" draw:caption-point-x="-3pt" draw:caption-point-y="36.57pt">
              <dc:date>2019-10-10T00:00:00</dc:date>
              <text:p><text:span text:style-name="T1">Редукция строк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>
            <office:annotation office:display="true" draw:style-name="gr1" draw:text-style-name="P1" svg:width="86.4pt" svg:height="12.22pt" svg:x="309.29pt" svg:y="89.8pt" draw:caption-point-x="-16.33pt" draw:caption-point-y="25.68pt">
              <dc:date>2019-10-10T00:00:00</dc:date>
              <text:p><text:span text:style-name="T1">Редукция столбцов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>
            <office:annotation office:display="true" draw:style-name="gr1" draw:text-style-name="P1" svg:width="156.87pt" svg:height="10.49pt" svg:x="441.13pt" svg:y="91.53pt" draw:caption-point-x="-9.92pt" draw:caption-point-y="23.95pt">
              <dc:date>2019-10-10T00:00:00</dc:date>
              <text:p><text:span text:style-name="T2">Вычисление оценок нулевых клеток </text:span></text:p>
              <text:p><text:span text:style-name="T3"/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3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0(1)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string" calcext:value-type="string">
            <text:p>M</text:p>
          </table:table-cell>
          <table:table-cell table:style-name="ce52" office:value-type="string" calcext:value-type="string">
            <office:annotation office:display="true" draw:style-name="gr1" draw:text-style-name="P1" svg:width="121.38pt" svg:height="13.18pt" svg:x="603.58pt" svg:y="113.53pt" draw:caption-point-x="-90.77pt" draw:caption-point-y="27.55pt">
              <dc:date>2019-10-10T00:00:00</dc:date>
              <text:p><text:span text:style-name="T1">(2,3) - ребро для ветвления</text:span></text:p>
            </office:annotation>
            <text:p>0(5)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5" calcext:value-type="float">
            <text:p>15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0(4)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5"/>
          <table:table-cell table:style-name="ce49" table:formula="of:=SUM([.G11:.G15])" office:value-type="float" office:value="37" calcext:value-type="float">
            <text:p>37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49" table:formula="of:=SUM([.O11:.O15];[.J16:.N16])" office:value-type="float" office:value="58" calcext:value-type="float">
            <office:annotation office:display="true" draw:style-name="gr1" draw:text-style-name="P1" svg:width="190.35pt" svg:height="18.96pt" svg:x="276.18pt" svg:y="53.6pt" draw:caption-point-x="-17.72pt" draw:caption-point-y="138.67pt">
              <dc:date>2019-10-10T00:00:00</dc:date>
              <text:p><text:span text:style-name="T1">Идеально короткий путь - нижняя граница:</text:span></text:p>
              <text:p><text:span text:style-name="T1">d(X0)=58 </text:span></text:p>
            </office:annotation>
            <text:p>58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49" table:formula="of:=SUM([.W11:.W15];[.R16:.V16])" office:value-type="float" office:value="58" calcext:value-type="float">
            <text:p>58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49" table:formula="of:=SUM([.AE11:.AE15];[.Z16:.AD16])" office:value-type="float" office:value="58" calcext:value-type="float">
            <office:annotation office:display="true" draw:style-name="gr1" draw:text-style-name="P1" svg:width="47.31pt" svg:height="18.96pt" svg:x="616.34pt" svg:y="162.96pt" draw:caption-point-x="-29.48pt" draw:caption-point-y="29.31pt">
              <dc:date>2019-10-14T00:00:00</dc:date>
              <text:p><text:span text:style-name="T1">X1:(2,3)</text:span></text:p>
              <text:p><text:span text:style-name="T2">X2: (2*,3*) </text:span></text:p>
            </office:annotation>
            <text:p>58</text:p>
          </table:table-cell>
          <table:table-cell table:style-name="ce53"/>
          <table:table-cell table:number-columns-repeated="992"/>
        </table:table-row>
        <table:table-row table:style-name="ro1">
          <table:table-cell table:number-columns-repeated="31"/>
          <table:table-cell table:style-name="ce5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/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4" office:value-type="string" calcext:value-type="string">
            <office:annotation office:display="true" draw:style-name="gr1" draw:text-style-name="P1" svg:width="178.58pt" svg:height="12.56pt" svg:x="6.69pt" svg:y="208.63pt" draw:caption-point-x="62.02pt" draw:caption-point-y="47.65pt">
              <dc:date>2019-10-14T00:00:00</dc:date>
              <text:p><text:span text:style-name="T1">Исключаем ребро (2,3) и считаем оценку</text:span></text:p>
            </office:annotation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/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4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4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/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5"/>
          <table:table-cell table:style-name="ce49">
            <office:annotation office:display="true" draw:style-name="gr1" draw:text-style-name="P1" svg:width="12.36pt" svg:height="13.21pt" svg:x="108.23pt" svg:y="253.45pt" draw:caption-point-x="12.22pt" draw:caption-point-y="54.03pt">
              <dc:date>2019-10-14T00:00:00</dc:date>
              <text:p><text:span text:style-name="T1">X2</text:span></text:p>
            </office:annotation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5" calcext:value-type="float">
            <office:annotation office:display="true" draw:style-name="gr1" draw:text-style-name="P1" svg:width="111.94pt" svg:height="10.18pt" svg:x="436.45pt" svg:y="284.97pt" draw:caption-point-x="-40pt" draw:caption-point-y="22.51pt">
              <dc:date>2019-10-10T00:00:00</dc:date>
              <text:p><text:span text:style-name="T1">d(X2)=d(X0)+5=58+5=63</text:span></text:p>
            </office:annotation>
            <text:p>5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/>
          <table:table-cell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0(2)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M</text:p>
          </table:table-cell>
          <table:table-cell table:style-name="ce38" office:value-type="string" calcext:value-type="string">
            <office:annotation office:display="true" draw:style-name="gr1" draw:text-style-name="P1" svg:width="193.15pt" svg:height="13.72pt" svg:x="-1.22pt" svg:y="322.78pt" draw:caption-point-x="69.93pt" draw:caption-point-y="48.7pt">
              <dc:date>2019-10-14T00:00:00</dc:date>
              <text:p><text:span text:style-name="T1">Включаем (2,3) в маршрут и считаем оценку</text:span></text:p>
            </office:annotation>
            <text:p>M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50"/>
          <table:table-cell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3)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string" calcext:value-type="string">
            <text:p>0(4)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/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71.18pt" svg:height="11.65pt" svg:x="281.79pt" svg:y="429.96pt" draw:caption-point-x="97.4pt" draw:caption-point-y="-20.1pt">
              <dc:date>2019-10-10T00:00:00</dc:date>
              <text:p><text:span text:style-name="T1">d(X1)=58+0=58</text:span></text:p>
            </office:annotation>
            <text:p>0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47.45pt" svg:height="22.11pt" svg:x="640.63pt" svg:y="421.06pt" draw:caption-point-x="-73.42pt" draw:caption-point-y="-11.2pt">
              <dc:date>2019-10-14T00:00:00</dc:date>
              <text:p><text:span text:style-name="T1">X3:(4,2)</text:span></text:p>
              <text:p><text:span text:style-name="T2">X4: (4*,2*) </text:span></text:p>
            </office:annotation>
            <text:p>0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2"/>
          <table:table-cell table:style-name="ce39"/>
          <table:table-cell table:style-name="ce34" table:number-columns-repeated="2"/>
          <table:table-cell table:style-name="ce49">
            <office:annotation office:display="true" draw:style-name="gr1" draw:text-style-name="P1" svg:width="12.02pt" svg:height="12.19pt" svg:x="131.22pt" svg:y="426.7pt" draw:caption-point-x="-10.77pt" draw:caption-point-y="-4.03pt">
              <dc:date>2019-10-14T00:00:00</dc:date>
              <text:p><text:span text:style-name="T1">X1</text:span></text:p>
            </office:annotation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office:annotation office:display="true" draw:style-name="gr1" draw:text-style-name="P1" svg:width="50.09pt" svg:height="12.67pt" svg:x="22.9pt" svg:y="440.67pt" draw:caption-point-x="80.31pt" draw:caption-point-y="20.41pt">
              <dc:date>2019-10-14T00:00:00</dc:date>
              <text:p><text:span text:style-name="T1">(2,3)(4*,2*)</text:span></text:p>
            </office:annotation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0(1)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string" calcext:value-type="string">
            <text:p>M</text:p>
          </table:table-cell>
          <table:table-cell table:style-name="ce45" office:value-type="string" calcext:value-type="string">
            <text:p>0(3)</text:p>
          </table:table-cell>
          <table:table-cell table:style-name="ce33" office:value-type="float" office:value="2" calcext:value-type="float">
            <text:p>2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string" calcext:value-type="string">
            <office:annotation office:display="true" draw:style-name="gr1" draw:text-style-name="P1" svg:width="102.02pt" svg:height="12.44pt" svg:x="-5.78pt" svg:y="537.42pt" draw:caption-point-x="57.23pt" draw:caption-point-y="-37.96pt">
              <dc:date>2019-10-14T00:00:00</dc:date>
              <text:p><text:span text:style-name="T1">Исключаем ребро (4,2)</text:span></text:p>
            </office:annotation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0(1)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 table:number-columns-repeated="994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>
            <office:annotation office:display="true" draw:style-name="gr1" draw:text-style-name="P1" svg:width="13.27pt" svg:height="10.52pt" svg:x="110.07pt" svg:y="493.48pt" draw:caption-point-x="-6.86pt" draw:caption-point-y="31.58pt">
              <dc:date>2019-10-14T00:00:00</dc:date>
              <text:p><text:span text:style-name="T1">X4</text:span></text:p>
            </office:annotation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 office:value-type="float" office:value="4" calcext:value-type="float">
            <text:p>4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4" calcext:value-type="float">
            <office:annotation office:display="true" draw:style-name="gr1" draw:text-style-name="P1" svg:width="112.05pt" svg:height="11.08pt" svg:x="390.19pt" svg:y="433.19pt" draw:caption-point-x="-11pt" draw:caption-point-y="91.87pt">
              <dc:date>2019-10-14T00:00:00</dc:date>
              <text:p><text:span text:style-name="T1">d(X4)=d(X1)+4=58+4=62</text:span></text:p>
            </office:annotation>
            <text:p>4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>
            <office:annotation office:display="true" draw:style-name="gr1" draw:text-style-name="P1" svg:width="46.91pt" svg:height="20.92pt" svg:x="634.54pt" svg:y="536.94pt" draw:caption-point-x="-67.32pt" draw:caption-point-y="-11.88pt">
              <dc:date>2019-10-14T00:00:00</dc:date>
              <text:p><text:span text:style-name="T1">X5:(3,4)</text:span></text:p>
              <text:p><text:span text:style-name="T2">X6: (3*,4*) </text:span></text:p>
            </office:annotation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3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M</text:p>
          </table:table-cell>
          <table:table-cell table:style-name="ce45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office:annotation office:display="true" draw:style-name="gr1" draw:text-style-name="P1" svg:width="115.06pt" svg:height="12.59pt" svg:x="2.21pt" svg:y="644.49pt" draw:caption-point-x="49.24pt" draw:caption-point-y="-42.6pt">
              <dc:date>2019-10-14T00:00:00</dc:date>
              <text:p><text:span text:style-name="T1">Включаем (4,2) в маршрут</text:span></text:p>
            </office:annotation>
            <text:p>M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/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5" calcext:value-type="float">
            <office:annotation office:display="true" draw:style-name="gr1" draw:text-style-name="P1" svg:width="111.54pt" svg:height="11.65pt" svg:x="409.49pt" svg:y="553.15pt" draw:caption-point-x="-47.54pt" draw:caption-point-y="61.51pt">
              <dc:date>2019-10-14T00:00:00</dc:date>
              <text:p><text:span text:style-name="T1">d(X3)=d(X1)+5=58+5=63</text:span></text:p>
            </office:annotation>
            <text:p>5</text:p>
          </table:table-cell>
          <table:table-cell table:number-columns-repeated="1003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/>
          <table:table-cell table:style-name="ce39">
            <office:annotation office:display="true" draw:style-name="gr1" draw:text-style-name="P1" svg:width="162.62pt" svg:height="21.88pt" svg:x="216.28pt" svg:y="636.38pt" draw:caption-point-x="-164.83pt" draw:caption-point-y="-8.9pt">
              <dc:date>2019-10-14T00:00:00</dc:date>
              <text:p><text:span text:style-name="T1">Имеем маршрут: (2,3)(4,2). Надо исключить (3,4) для избежания цикла</text:span></text:p>
            </office:annotation>
          </table:table-cell>
          <table:table-cell table:style-name="ce34" table:number-columns-repeated="2"/>
          <table:table-cell table:style-name="ce49">
            <office:annotation office:display="true" draw:style-name="gr1" draw:text-style-name="P1" svg:width="17.26pt" svg:height="10.74pt" svg:x="108.88pt" svg:y="591.42pt" draw:caption-point-x="-5.67pt" draw:caption-point-y="36.06pt">
              <dc:date>2019-10-14T00:00:00</dc:date>
              <text:p><text:span text:style-name="T1">X3</text:span></text:p>
            </office:annotation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2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6" office:value-type="string" calcext:value-type="string">
            <office:annotation office:display="true" draw:style-name="gr1" draw:text-style-name="P1" svg:width="99.01pt" svg:height="11.51pt" svg:x="-0.03pt" svg:y="667.42pt" draw:caption-point-x="68.74pt" draw:caption-point-y="49.66pt">
              <dc:date>2019-10-14T00:00:00</dc:date>
              <text:p><text:span text:style-name="T1">Исключаем ребро (3,4)</text:span></text:p>
            </office:annotation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6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36" office:value-type="string" calcext:value-type="string">
            <text:p>M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46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46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46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4"/>
          <table:table-cell table:style-name="ce49">
            <office:annotation office:display="true" draw:style-name="gr1" draw:text-style-name="P1" svg:width="13.58pt" svg:height="11.03pt" svg:x="114.75pt" svg:y="765.52pt" draw:caption-point-x="-11.54pt" draw:caption-point-y="-10.06pt">
              <dc:date>2019-10-14T00:00:00</dc:date>
              <text:p><text:span text:style-name="T1">X6</text:span></text:p>
            </office:annotation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office:annotation office:display="true" draw:style-name="gr1" draw:text-style-name="P1" svg:width="111.88pt" svg:height="12.64pt" svg:x="400.85pt" svg:y="758.55pt" draw:caption-point-x="-21.66pt" draw:caption-point-y="-3.09pt">
              <dc:date>2019-10-14T00:00:00</dc:date>
              <text:p><text:span text:style-name="T1">d(X6)=d(X4)+3=62+3=65</text:span></text:p>
            </office:annotation>
            <text:p>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>
            <office:annotation office:display="true" draw:style-name="gr1" draw:text-style-name="P1" svg:width="69.9pt" svg:height="10.01pt" svg:x="24.12pt" svg:y="772.95pt" draw:caption-point-x="-7.17pt" draw:caption-point-y="20.92pt">
              <dc:date>2019-10-14T00:00:00</dc:date>
              <text:p><text:span text:style-name="T1">(2,3)(3,4)(4*,2*)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2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99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0(0)</text:p>
          </table:table-cell>
          <table:table-cell table:style-name="ce33" office:value-type="string" calcext:value-type="string">
            <text:p>0(1)</text:p>
          </table:table-cell>
          <table:table-cell table:style-name="ce48"/>
          <table:table-cell table:number-columns-repeated="995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M</text:p>
          </table:table-cell>
          <table:table-cell table:style-name="ce38" office:value-type="string" calcext:value-type="string">
            <office:annotation office:display="true" draw:style-name="gr1" draw:text-style-name="P1" svg:width="95.84pt" svg:height="12.16pt" svg:x="166.34pt" svg:y="859.83pt" draw:caption-point-x="-97.63pt" draw:caption-point-y="-40.37pt">
              <dc:date>2019-10-14T00:00:00</dc:date>
              <text:p><text:span text:style-name="T1">Включаем ребро (3,4) </text:span></text:p>
            </office:annotation>
            <text:p>M</text:p>
          </table:table-cell>
          <table:table-cell table:style-name="ce35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45" office:value-type="string" calcext:value-type="string">
            <text:p>0(3)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/>
          <table:table-cell table:number-columns-repeated="99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string" calcext:value-type="string">
            <text:p>M</text:p>
          </table:table-cell>
          <table:table-cell table:style-name="ce38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0(2)</text:p>
          </table:table-cell>
          <table:table-cell table:style-name="ce33" office:value-type="string" calcext:value-type="string">
            <text:p>M</text:p>
          </table:table-cell>
          <table:table-cell table:style-name="ce48"/>
          <table:table-cell table:number-columns-repeated="99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  <table:table-cell table:style-name="ce29" office:value-type="string" calcext:value-type="string">
            <text:p>dj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9"/>
          <table:table-cell table:number-columns-repeated="3"/>
          <table:table-cell table:style-name="ce29" office:value-type="string" calcext:value-type="string">
            <text:p>dj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112.08pt" svg:height="11.25pt" svg:x="378pt" svg:y="867.12pt" draw:caption-point-x="-16.04pt" draw:caption-point-y="-22.05pt">
              <dc:date>2019-10-14T00:00:00</dc:date>
              <text:p><text:span text:style-name="T1">d(X6)=d(X4)+0=62+0=62</text:span></text:p>
            </office:annotation>
            <text:p>0</text:p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table:number-columns-repeated="3"/>
          <table:table-cell table:style-name="ce49">
            <office:annotation office:display="true" draw:style-name="gr1" draw:text-style-name="P1" svg:width="44.33pt" svg:height="20.41pt" svg:x="567.44pt" svg:y="848.41pt" draw:caption-point-x="-27.44pt" draw:caption-point-y="-3.34pt">
              <dc:date>2019-10-14T00:00:00</dc:date>
              <text:p><text:span text:style-name="T1">X7:(4,1)</text:span></text:p>
              <text:p><text:span text:style-name="T2">X8: (4*,1*) </text:span></text:p>
            </office:annotation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2"/>
          <table:table-cell table:style-name="ce39"/>
          <table:table-cell table:style-name="ce34"/>
          <table:table-cell table:style-name="ce49">
            <office:annotation office:display="true" draw:style-name="gr1" draw:text-style-name="P1" svg:width="13.04pt" svg:height="11.28pt" svg:x="118.03pt" svg:y="869.24pt" draw:caption-point-x="-14.83pt" draw:caption-point-y="-11.37pt">
              <dc:date>2019-10-14T00:00:00</dc:date>
              <text:p><text:span text:style-name="T1">X5</text:span></text:p>
            </office:annotation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>
            <office:annotation office:display="true" draw:style-name="gr1" draw:text-style-name="P1" svg:width="95.13pt" svg:height="10.74pt" svg:x="0.57pt" svg:y="874.03pt" draw:caption-point-x="16.38pt" draw:caption-point-y="22.22pt">
              <dc:date>2019-10-14T00:00:00</dc:date>
              <text:p><text:span text:style-name="T1">(2,3)(3,4)(4*,2*)(4*,1*)</text:span></text:p>
            </office:annotation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3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4" table:number-columns-repeated="3"/>
          <table:table-cell table:style-name="ce49">
            <office:annotation office:display="true" draw:style-name="gr1" draw:text-style-name="P1" svg:width="13.55pt" svg:height="11.76pt" svg:x="104.83pt" svg:y="957.83pt" draw:caption-point-x="-18.88pt" draw:caption-point-y="-10.35pt">
              <dc:date>2019-10-14T00:00:00</dc:date>
              <text:p><text:span text:style-name="T1">X8</text:span><text:span text:style-name="T2"> </text:span></text:p>
            </office:annotation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3" calcext:value-type="float">
            <office:annotation office:display="true" draw:style-name="gr1" draw:text-style-name="P1" svg:width="110.38pt" svg:height="12.47pt" svg:x="386.9pt" svg:y="934.19pt" draw:caption-point-x="-24.94pt" draw:caption-point-y="13.29pt">
              <dc:date>2019-10-14T00:00:00</dc:date>
              <text:p><text:span text:style-name="T1">d(X8)=d(X5)+3=62+3=65</text:span></text:p>
            </office:annotation>
            <text:p>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>
            <office:annotation office:display="true" draw:style-name="gr1" draw:text-style-name="P1" svg:width="87.62pt" svg:height="12.44pt" svg:x="0.88pt" svg:y="961.94pt" draw:caption-point-x="16.07pt" draw:caption-point-y="23.92pt">
              <dc:date>2019-10-14T00:00:00</dc:date>
              <text:p><text:span text:style-name="T1">(2,3)(3,4)(4*,2*)(4,1)</text:span></text:p>
            </office:annotation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3"/>
          <table:table-cell table:style-name="ce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4"/>
          <table:table-cell table:style-name="ce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string" calcext:value-type="string">
            <text:p>di</text:p>
          </table:table-cell>
          <table:table-cell table:number-columns-repeated="100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M</text:p>
          </table:table-cell>
          <table:table-cell table:style-name="ce36" office:value-type="string" calcext:value-type="string">
            <office:annotation office:display="true" draw:style-name="gr1" draw:text-style-name="P1" svg:width="104.51pt" svg:height="19.7pt" svg:x="1.13pt" svg:y="1064.55pt" draw:caption-point-x="50.31pt" draw:caption-point-y="-65.88pt">
              <dc:date>2019-10-14T00:00:00</dc:date>
              <text:p><text:span text:style-name="T1">(1,2) запрещаем, чтобы избежать цикла</text:span></text:p>
            </office:annotation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8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style-name="ce3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M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/>
          <table:table-cell table:number-columns-repeated="4"/>
          <table:table-cell table:style-name="ce29" office:value-type="string" calcext:value-type="string">
            <text:p>dj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office:annotation office:display="true" draw:style-name="gr1" draw:text-style-name="P1" svg:width="110.1pt" svg:height="11.4pt" svg:x="362.83pt" svg:y="1023.79pt" draw:caption-point-x="-18.14pt" draw:caption-point-y="0.48pt">
              <dc:date>2019-10-14T00:00:00</dc:date>
              <text:p><text:span text:style-name="T1">d(X7)=d(X5)+0=62+0=62</text:span></text:p>
            </office:annotation>
            <text:p>0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dj</text:p>
          </table:table-cell>
          <table:table-cell table:style-name="ce39"/>
          <table:table-cell table:style-name="ce34" table:number-columns-repeated="2"/>
          <table:table-cell table:style-name="ce49">
            <office:annotation office:display="true" draw:style-name="gr1" draw:text-style-name="P1" svg:width="13.15pt" svg:height="11.76pt" svg:x="103.01pt" svg:y="1047.43pt" draw:caption-point-x="-17.06pt" draw:caption-point-y="-10.35pt">
              <dc:date>2019-10-14T00:00:00</dc:date>
              <text:p><text:span text:style-name="T1">X7</text:span><text:span text:style-name="T2"> </text:span></text:p>
            </office:annotation>
          </table:table-cell>
          <table:table-cell table:number-columns-repeated="1019"/>
        </table:table-row>
        <table:table-row table:style-name="ro1">
          <table:table-cell table:number-columns-repeated="15"/>
          <table:table-cell table:style-name="ce51" office:value-type="string" calcext:value-type="string">
            <text:p>(2,3)(3,4)(4,1)(1,5)(5,2)=10+20+14+10+8=62</text:p>
          </table:table-cell>
          <table:table-cell table:style-name="ce51" table:number-columns-repeated="9"/>
          <table:table-cell table:style-name="ce28" table:number-columns-repeated="2"/>
          <table:table-cell table:number-columns-repeated="997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0:40:58.285278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10-04T09:13:02Z</meta:creation-date>
    <dc:date>2019-10-15T00:45:10.032953817</dc:date>
    <meta:editing-duration>PT2H36M1S</meta:editing-duration>
    <meta:editing-cycles>12</meta:editing-cycles>
    <meta:document-statistic meta:table-count="1" meta:cell-count="1010" meta:object-count="40"/>
  </office:meta>
</office:document-meta>
</file>